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jdgxs"/>Harikrishnan.s</text:p>
      <text:p text:style-name="Standard">720319106010</text:p>
      <text:p text:style-name="Standard">Assignment 2</text:p>
      <text:p text:style-name="Standard">Python code <text:s/>assume you get Temperature and humidity values and write a condition to detect alarm in case of high temperature </text:p>
      <text:p text:style-name="Standard"/>
      <text:p text:style-name="Standard">import requests</text:p>
      <text:p text:style-name="Standard">from playsound import playsound</text:p>
      <text:p text:style-name="Standard"/>
      <text:p text:style-name="Standard">r="https://api.openweathermap.org/data/2.5/weather?lat=44.34&amp;lon=10.99&amp;appid=a68720f0182cb77c1c068caa11893940"</text:p>
      <text:p text:style-name="Standard">r=requests.get(url=r)</text:p>
      <text:p text:style-name="Standard">data=r.json()</text:p>
      <text:p text:style-name="Standard">t=data['main']['temp']</text:p>
      <text:p text:style-name="Standard"/>
      <text:p text:style-name="Standard">humid=data['main'] ['humidity']</text:p>
      <text:p text:style-name="Standard">print ("temprature is",t)</text:p>
      <text:p text:style-name="Standard">print ("humidity is",humid)</text:p>
      <text:p text:style-name="Standard">if(t&gt;150):</text:p>
      <text:p text:style-name="Standard"><text:s text:c="4"/>playsound("silambu.mp3")</text:p>
      <text:p text:style-name="Standard">else:</text:p>
      <text:p text:style-name="Standard"><text:s text:c="4"/>print('less temprature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48" meta:character-count="530" meta:non-whitespace-character-count="489"/>
    <meta:generator>LibreOfficeDev/6.0.5.2$Linux_X86_64 LibreOffice_project/</meta:generator>
  </office:meta>
</office:document-meta>
</file>